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Print" svg:font-family="'Segoe Print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Segoe Print1" svg:font-family="'Segoe Print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 style:font-name-complex="Segoe Print1"/>
    </style:style>
    <style:style style:name="T2" style:family="text">
      <style:text-properties style:font-name="Segoe Print" fo:language="pt" fo:country="BR" style:font-name-complex="Segoe Prin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 humano mecanizado no trabalho,<text:line-break/>Desfruta a tecnologia e o conforto, provenientes da progressão do intelectual;<text:line-break/>O intelectual é mecanizado na busca por conhecimento e progressão;<text:line-break/>E o mecanizado, não necessariamente quer se aproveitar da liberdade de não ser;<text:line-break/>Bem como aquele que questiona tudo, pode acabar por não desfrutar como o mecanizado – do fruto da mecanização -, podendo encontrar nada além de questões e respotas;<text:line-break/>Será a busca por entendimentos, respostas, conhecimentos e questões, a maior ilusão criada pela mecanização techno-biológica do intelecto?<text:line-break/>Pode o demasiado questionamento dos sentidos, levar a falta de sentido em sentir o que se é questionado?</text:span></text:p>
      <text:p text:style-name="Standard"><text:span text:style-name="T2">A vida na terra, pode ser comum para os astros, um pequenino ciclo dentro do cosmos, um advento borbulhante caótico, fruto da complexidade química do sistema solar;<text:line-break/>Civilizações aconteceram, acontecem e continuarão a surgir por todos os lados e dimensões possíveis,<text:line-break/>sempre num curtíssimo espaço do tempo, <text:line-break/>dependendo apenas de si para não evitar seu próprio fim. <text:line-break/>Será a vida na Terra apenas mais um ciclo descontinuado?<text:line-break/>Se conforme a linha de tempo se extende, a probabilidade de sobrevida diminuí, tempo ou outro existirá a iminente necessidade de modificarmos um, outro ou ambos: a vida e o tempo.<text:line-break/>Se a energia é intimamente correlacionada ao tempo, ao melhorarmos nossa eficácia energética enquanto manipuladores de energia e tempo. <text:line-break/>De todas as interações que se pode ter, temos nossos corpos e mentes interagindo, e este processo inclui as interações sensoriais que o corpo gera. <text:line-break/>Se existem ou não realidades superiores ao corpo, independe, pois ao mesmo passo que cria-se o corpo extra-real, pode-se ter a experiência de tal realidade, bem como se pode adaptar o intelecto a leitura e escrita.<text:line-break/>De toda a possibilidade descrita, ainda neste mundo prevalece o modelo onde acredita-se estar na superfície interagindo apenas com o inferior, sem inter-realidades de mesmo nível ou de nivel superior. <text:line-break/>Existindo por aí a possibilidade de mesclar todo o possível nos mesmos conjuntos, hora ou outra pode-se juntar a quantidade suficiente de informação para criar a conexão mínima necessária para interação mútua entre ambas as dimens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Print" svg:font-family="'Segoe Print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Segoe Print1" svg:font-family="'Segoe Print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3:14:00</meta:creation-date>
    <meta:initial-creator>L</meta:initial-creator>
    <dc:language>en-GB</dc:language>
    <dc:date>2016-08-01T01:13:47</dc:date>
    <meta:editing-cycles>5</meta:editing-cycles>
    <meta:editing-duration>PT2H38M</meta:editing-duration>
    <meta:generator>LibreOffice/5.3.1.2$Linux_X86_64 LibreOffice_project/30m0$Build-2</meta:generator>
    <meta:document-statistic meta:table-count="0" meta:image-count="0" meta:object-count="0" meta:page-count="1" meta:paragraph-count="2" meta:word-count="346" meta:character-count="2205" meta:non-whitespace-character-count="1855"/>
    <meta:template xlink:type="simple" xlink:actuate="onRequest" xlink:title="Normal" xlink:href=""/>
  </office:meta>
</office:document-meta>
</file>